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stableException.printPartialStackTrace(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xception.get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xception.indexOfThrowabl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xception.Nestab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xception.getThrowabl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xception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xception.Nestabl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stableException.getThrow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xception.printStackTrace(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xception.getMes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stableException.Nestable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stableException.indexOfThrowable( Class type , int from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xception.getThrowabl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xception.printStackTrace( Prin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xception.getMessag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stableException.Nestabl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